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45fe" officeooo:paragraph-rsid="001145fe" style:font-weight-asian="bold" style:font-weight-complex="bold"/>
    </style:style>
    <style:style style:name="P2" style:family="paragraph" style:parent-style-name="Standard">
      <style:text-properties officeooo:rsid="001145fe" officeooo:paragraph-rsid="001145f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gr1" style:family="graphic">
      <style:graphic-properties svg:stroke-width="0.019cm" svg:stroke-color="#000000" draw:marker-start-width="0.383cm" draw:marker-end-width="0.383cm" draw:textarea-horizontal-align="center" draw:textarea-vertical-align="middle" fo:padding-top="0.011cm" fo:padding-bottom="0.011cm" fo:padding-left="0.011cm" fo:padding-right="0.011cm" loext:decorative="false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zly Macauley</text:p>
      <text:p text:style-name="P2"><text:line-break/><draw:line text:anchor-type="as-char" svg:y="-0.002cm" draw:z-index="0" draw:name="Line 1" draw:style-name="gr1" draw:text-style-name="P3" svg:x2="16.934cm" svg:y2="0.001cm"><text:p/></draw:line><text:line-break/></text:p>
      <text:p text:style-name="P2"/>
      <text:p text:style-name="P2"/>
      <text:p text:style-name="P2"><draw:line text:anchor-type="as-char" svg:y="-0.002cm" draw:z-index="1" draw:name="Line 2" draw:style-name="gr1" draw:text-style-name="P4" svg:x2="16.934cm" svg:y2="0.001cm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08:03:32.538805326</meta:creation-date>
    <dc:date>2025-10-01T08:16:31.423550761</dc:date>
    <meta:editing-duration>PT13M1S</meta:editing-duration>
    <meta:editing-cycles>1</meta:editing-cycles>
    <meta:document-statistic meta:table-count="0" meta:image-count="0" meta:object-count="0" meta:page-count="1" meta:paragraph-count="3" meta:word-count="3" meta:character-count="18" meta:non-whitespace-character-count="15"/>
    <meta:generator>LibreOffice/25.8.1.1$Linux_X86_64 LibreOffice_project/580$Build-1</meta:generator>
  </office:meta>
</office:document-meta>
</file>